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istung [mW]</text:p>
          </table:table-cell>
          <table:table-cell office:value-type="string" calcext:value-type="string">
            <text:p>Werte</text:p>
          </table:table-cell>
          <table:table-cell/>
          <table:table-cell office:value-type="string" calcext:value-type="string">
            <text:p>Mittelwert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GesamtMittelwer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Verhältnis</text:p>
          </table:table-cell>
          <table:table-cell office:value-type="string" calcext:value-type="string">
            <text:p>Fehler</text:p>
          </table:table-cell>
          <table:table-cell table:number-columns-repeated="2"/>
          <table:table-cell table:style-name="ce1" office:value-type="float" office:value="5.9" calcext:value-type="float">
            <text:p>5,9</text:p>
          </table:table-cell>
          <table:table-cell office:value-type="float" office:value="0.722952869288461" calcext:value-type="float">
            <text:p>0,7229528693</text:p>
          </table:table-cell>
          <table:table-cell office:value-type="float" office:value="0.00218968226991077" calcext:value-type="float">
            <text:p>0,0021896823</text:p>
          </table:table-cell>
        </table:table-row>
        <table:table-row table:style-name="ro1">
          <table:table-cell table:style-name="ce1"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office:value-type="float" office:value="76.768" calcext:value-type="float">
            <text:p>76,768</text:p>
          </table:table-cell>
          <table:table-cell table:formula="of:=([.C3]+[.C4])/2" office:value-type="float" office:value="76.612" calcext:value-type="float">
            <text:p>76,612</text:p>
          </table:table-cell>
          <table:table-cell table:formula="of:=SQRT(1/2*(([.C3]-[.$D3])^2+([.C4]-[.$D3])^2))" office:value-type="float" office:value="0.155999999999999" calcext:value-type="float">
            <text:p>0,156</text:p>
          </table:table-cell>
          <table:table-cell/>
          <table:table-cell table:formula="of:=([.D3]/([.E3]^2)+[.D7]/([.E7])^2)/(1/[.E3]^2+1/[.E7]^2)" office:value-type="float" office:value="76.4690235677613" calcext:value-type="float">
            <text:p>76,4690235678</text:p>
          </table:table-cell>
          <table:table-cell table:formula="of:=SQRT(1/(1/[.E3]^2+1/[.E7]^2))" office:value-type="float" office:value="0.153509270618927" calcext:value-type="float">
            <text:p>0,1535092706</text:p>
          </table:table-cell>
          <table:table-cell table:formula="of:=[.G5]/[.G3]" office:value-type="float" office:value="0.722952869288461" calcext:value-type="float">
            <text:p>0,7229528693</text:p>
          </table:table-cell>
          <table:table-cell table:formula="of:=SQRT((1/[.G3])^2*[.H3]^2+[.G5]^2/([.G3]^4)*[.H5]^2)" office:value-type="float" office:value="0.00218968226991077" calcext:value-type="float">
            <text:p>0,0021896823</text:p>
          </table:table-cell>
          <table:table-cell table:number-columns-repeated="2"/>
          <table:table-cell office:value-type="float" office:value="7.175" calcext:value-type="float">
            <text:p>7,175</text:p>
          </table:table-cell>
          <table:table-cell office:value-type="float" office:value="0.667396297881074" calcext:value-type="float">
            <text:p>0,6673962979</text:p>
          </table:table-cell>
          <table:table-cell office:value-type="float" office:value="0.000626018432060825" calcext:value-type="float">
            <text:p>0,00062601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6.456" calcext:value-type="float">
            <text:p>76,456</text:p>
          </table:table-cell>
          <table:table-cell office:value-type="string" calcext:value-type="string">
            <text:p>__</text:p>
          </table:table-cell>
          <table:table-cell table:formula="of:=SQRT((([.C4]-[.$D4])^2+([.C5]-[.$D4])^2)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8.225" calcext:value-type="float">
            <text:p>8,225</text:p>
          </table:table-cell>
          <table:table-cell office:value-type="float" office:value="0.64949618304137" calcext:value-type="float">
            <text:p>0,649496183</text:p>
          </table:table-cell>
          <table:table-cell office:value-type="float" office:value="0.010061117909017" calcext:value-type="float">
            <text:p>0,010061117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.376" calcext:value-type="float">
            <text:p>55,376</text:p>
          </table:table-cell>
          <table:table-cell table:formula="of:=([.C5]+[.C6])/2" office:value-type="float" office:value="55.2835" calcext:value-type="float">
            <text:p>55,2835</text:p>
          </table:table-cell>
          <table:table-cell table:formula="of:=SQRT(1/2*(([.C5]-[.$D5])^2+([.C6]-[.$D5])^2))" office:value-type="float" office:value="0.0924999999999976" calcext:value-type="float">
            <text:p>0,0925</text:p>
          </table:table-cell>
          <table:table-cell/>
          <table:table-cell table:formula="of:=[.D5]" office:value-type="float" office:value="55.2835" calcext:value-type="float">
            <text:p>55,2835</text:p>
          </table:table-cell>
          <table:table-cell table:formula="of:=[.E5]" office:value-type="float" office:value="0.0924999999999976" calcext:value-type="float">
            <text:p>0,0925</text:p>
          </table:table-cell>
          <table:table-cell table:number-columns-repeated="4"/>
          <table:table-cell office:value-type="float" office:value="9.1" calcext:value-type="float">
            <text:p>9,1</text:p>
          </table:table-cell>
          <table:table-cell office:value-type="float" office:value="0.550372084628168" calcext:value-type="float">
            <text:p>0,5503720846</text:p>
          </table:table-cell>
          <table:table-cell office:value-type="float" office:value="0.00336971809874292" calcext:value-type="float">
            <text:p>0,00336971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.191" calcext:value-type="float">
            <text:p>55,191</text:p>
          </table:table-cell>
          <table:table-cell office:value-type="string" calcext:value-type="string">
            <text:p>__</text:p>
          </table:table-cell>
          <table:table-cell table:formula="of:=SQRT(1/2*(([.C6]-[.$D6])^2+([.C7]-[.$D6])^2)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10.3" calcext:value-type="float">
            <text:p>10,3</text:p>
          </table:table-cell>
          <table:table-cell office:value-type="float" office:value="0.410456228157016" calcext:value-type="float">
            <text:p>0,4104562282</text:p>
          </table:table-cell>
          <table:table-cell office:value-type="float" office:value="0.00238894216012644" calcext:value-type="float">
            <text:p>0,00238894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2.961" calcext:value-type="float">
            <text:p>72,961</text:p>
          </table:table-cell>
          <table:table-cell table:formula="of:=([.C7]+[.C8])/2" office:value-type="float" office:value="72.0985" calcext:value-type="float">
            <text:p>72,0985</text:p>
          </table:table-cell>
          <table:table-cell table:formula="of:=SQRT(1/2*(([.C7]-[.$D7])^2+([.C8]-[.$D7])^2))" office:value-type="float" office:value="0.862499999999997" calcext:value-type="float">
            <text:p>0,8625</text:p>
          </table:table-cell>
          <table:table-cell table:number-columns-repeated="7"/>
          <table:table-cell office:value-type="float" office:value="11.72" calcext:value-type="float">
            <text:p>11,72</text:p>
          </table:table-cell>
          <table:table-cell office:value-type="float" office:value="0.463378894897855" calcext:value-type="float">
            <text:p>0,4633788949</text:p>
          </table:table-cell>
          <table:table-cell office:value-type="float" office:value="0.00371988220666648" calcext:value-type="float">
            <text:p>0,003719882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1.236" calcext:value-type="float">
            <text:p>71,236</text:p>
          </table:table-cell>
          <table:table-cell office:value-type="string" calcext:value-type="string">
            <text:p>__</text:p>
          </table:table-cell>
          <table:table-cell table:formula="of:=SQRT(1/2*(([.C8]-[.$D8])^2+([.C9]-[.$D8])^2)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13.16" calcext:value-type="float">
            <text:p>13,16</text:p>
          </table:table-cell>
          <table:table-cell office:value-type="float" office:value="0.362469817914529" calcext:value-type="float">
            <text:p>0,3624698179</text:p>
          </table:table-cell>
          <table:table-cell office:value-type="float" office:value="0.00267762670200141" calcext:value-type="float">
            <text:p>0,0026776267</text:p>
          </table:table-cell>
        </table:table-row>
        <table:table-row table:style-name="ro1">
          <table:table-cell office:value-type="float" office:value="7.175" calcext:value-type="float">
            <text:p>7,175</text:p>
          </table:table-cell>
          <table:table-cell office:value-type="float" office:value="1" calcext:value-type="float">
            <text:p>1</text:p>
          </table:table-cell>
          <table:table-cell office:value-type="float" office:value="88.773" calcext:value-type="float">
            <text:p>88,773</text:p>
          </table:table-cell>
          <table:table-cell table:formula="of:=([.C9]+[.C10])/2" office:value-type="float" office:value="88.7655" calcext:value-type="float">
            <text:p>88,7655</text:p>
          </table:table-cell>
          <table:table-cell table:formula="of:=SQRT(1/2*(([.C9]-[.$D9])^2+([.C10]-[.$D9])^2))" office:value-type="float" office:value="0.00750000000000028" calcext:value-type="float">
            <text:p>0,0075</text:p>
          </table:table-cell>
          <table:table-cell/>
          <table:table-cell table:formula="of:=([.D9]/([.E9]^2)+[.D13]/([.E13])^2)/(1/[.E9]^2+1/[.E13]^2)" office:value-type="float" office:value="88.7651013169937" calcext:value-type="float">
            <text:p>88,765101317</text:p>
          </table:table-cell>
          <table:table-cell table:formula="of:=SQRT(1/(1/[.E9]^2+1/[.E13]^2))" office:value-type="float" office:value="0.00749954116709946" calcext:value-type="float">
            <text:p>0,0074995412</text:p>
          </table:table-cell>
          <table:table-cell table:formula="of:=[.G11]/[.G9]" office:value-type="float" office:value="0.667396297881074" calcext:value-type="float">
            <text:p>0,6673962979</text:p>
          </table:table-cell>
          <table:table-cell table:formula="of:=SQRT((1/[.G9])^2*[.H9]^2+[.G11]^2/([.G9]^4)*[.H11]^2)" office:value-type="float" office:value="0.000626018432060825" calcext:value-type="float">
            <text:p>0,0006260184</text:p>
          </table:table-cell>
          <table:table-cell table:number-columns-repeated="2"/>
          <table:table-cell office:value-type="float" office:value="15.4" calcext:value-type="float">
            <text:p>15,4</text:p>
          </table:table-cell>
          <table:table-cell office:value-type="float" office:value="0.362469817914529" calcext:value-type="float">
            <text:p>0,3624698179</text:p>
          </table:table-cell>
          <table:table-cell office:value-type="float" office:value="0.00267762670200141" calcext:value-type="float">
            <text:p>0,00267762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.758" calcext:value-type="float">
            <text:p>88,758</text:p>
          </table:table-cell>
          <table:table-cell office:value-type="string" calcext:value-type="string">
            <text:p>__</text:p>
          </table:table-cell>
          <table:table-cell table:formula="of:=SQRT(1/2*(([.C10]-[.$D10])^2+([.C11]-[.$D10])^2)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17.67" calcext:value-type="float">
            <text:p>17,67</text:p>
          </table:table-cell>
          <table:table-cell office:value-type="float" office:value="0.263953186062096" calcext:value-type="float">
            <text:p>0,2639531861</text:p>
          </table:table-cell>
          <table:table-cell office:value-type="float" office:value="0.00168929924506286" calcext:value-type="float">
            <text:p>0,00168929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.324" calcext:value-type="float">
            <text:p>59,324</text:p>
          </table:table-cell>
          <table:table-cell table:formula="of:=([.C11]+[.C12])/2" office:value-type="float" office:value="59.2415" calcext:value-type="float">
            <text:p>59,2415</text:p>
          </table:table-cell>
          <table:table-cell table:formula="of:=SQRT(1/2*(([.C11]-[.$D11])^2+([.C12]-[.$D11])^2))" office:value-type="float" office:value="0.0824999999999996" calcext:value-type="float">
            <text:p>0,0825</text:p>
          </table:table-cell>
          <table:table-cell/>
          <table:table-cell table:formula="of:=[.D11]" office:value-type="float" office:value="59.2415" calcext:value-type="float">
            <text:p>59,2415</text:p>
          </table:table-cell>
          <table:table-cell table:formula="of:=[.E11]" office:value-type="float" office:value="0.0824999999999996" calcext:value-type="float">
            <text:p>0,0825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229948648550047" calcext:value-type="float">
            <text:p>0,2299486486</text:p>
          </table:table-cell>
          <table:table-cell office:value-type="float" office:value="0.00148675621816059" calcext:value-type="float">
            <text:p>0,00148675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9.159" calcext:value-type="float">
            <text:p>59,159</text:p>
          </table:table-cell>
          <table:table-cell office:value-type="string" calcext:value-type="string">
            <text:p>__</text:p>
          </table:table-cell>
          <table:table-cell table:formula="of:=SQRT(1/2*(([.C12]-[.$D12])^2+([.C13]-[.$D12])^2)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25.55" calcext:value-type="float">
            <text:p>25,55</text:p>
          </table:table-cell>
          <table:table-cell office:value-type="float" office:value="0.258975650894045" calcext:value-type="float">
            <text:p>0,2589756509</text:p>
          </table:table-cell>
          <table:table-cell office:value-type="float" office:value="0.00222292634497035" calcext:value-type="float">
            <text:p>0,00222292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6.185" calcext:value-type="float">
            <text:p>86,185</text:p>
          </table:table-cell>
          <table:table-cell table:formula="of:=([.C13]+[.C14])/2" office:value-type="float" office:value="85.507" calcext:value-type="float">
            <text:p>85,507</text:p>
          </table:table-cell>
          <table:table-cell table:formula="of:=SQRT(1/2*(([.C13]-[.$D13])^2+([.C14]-[.$D13])^2))" office:value-type="float" office:value="0.678000000000004" calcext:value-type="float">
            <text:p>0,678</text:p>
          </table:table-cell>
          <table:table-cell table:number-columns-repeated="7"/>
          <table:table-cell office:value-type="float" office:value="29.9" calcext:value-type="float">
            <text:p>29,9</text:p>
          </table:table-cell>
          <table:table-cell office:value-type="float" office:value="0.257922558810001" calcext:value-type="float">
            <text:p>0,2579225588</text:p>
          </table:table-cell>
          <table:table-cell office:value-type="float" office:value="0.00162723947306732" calcext:value-type="float">
            <text:p>0,00162723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4.829" calcext:value-type="float">
            <text:p>84,829</text:p>
          </table:table-cell>
          <table:table-cell office:value-type="string" calcext:value-type="string">
            <text:p>__</text:p>
          </table:table-cell>
          <table:table-cell table:formula="of:=SQRT(1/2*(([.C14]-[.$D14])^2+([.C15]-[.$D14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8.225" calcext:value-type="float">
            <text:p>8,225</text:p>
          </table:table-cell>
          <table:table-cell office:value-type="float" office:value="7" calcext:value-type="float">
            <text:p>7</text:p>
          </table:table-cell>
          <table:table-cell office:value-type="float" office:value="91.951" calcext:value-type="float">
            <text:p>91,951</text:p>
          </table:table-cell>
          <table:table-cell table:formula="of:=([.C15]+[.C16])/2" office:value-type="float" office:value="91.01" calcext:value-type="float">
            <text:p>91,01</text:p>
          </table:table-cell>
          <table:table-cell table:formula="of:=SQRT(1/2*(([.C15]-[.$D15])^2+([.C16]-[.$D15])^2))" office:value-type="float" office:value="0.940999999999995" calcext:value-type="float">
            <text:p>0,941</text:p>
          </table:table-cell>
          <table:table-cell/>
          <table:table-cell table:formula="of:=([.D15]/([.E15]^2)+[.D19]/([.E19])^2)/(1/[.E15]^2+1/[.E19]^2)" office:value-type="float" office:value="87.1760319435065" calcext:value-type="float">
            <text:p>87,1760319435</text:p>
          </table:table-cell>
          <table:table-cell table:formula="of:=SQRT(1/(1/[.E15]^2+1/[.E19]^2))" office:value-type="float" office:value="0.424749671893019" calcext:value-type="float">
            <text:p>0,4247496719</text:p>
          </table:table-cell>
          <table:table-cell table:formula="of:=[.G17]/[.G15]" office:value-type="float" office:value="0.64949618304137" calcext:value-type="float">
            <text:p>0,649496183</text:p>
          </table:table-cell>
          <table:table-cell table:formula="of:=SQRT((1/[.G15])^2*[.H15]^2+[.G17]^2/([.G15]^4)*[.H17]^2)" office:value-type="float" office:value="0.010061117909017" calcext:value-type="float">
            <text:p>0,0100611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.069" calcext:value-type="float">
            <text:p>90,069</text:p>
          </table:table-cell>
          <table:table-cell office:value-type="string" calcext:value-type="string">
            <text:p>__</text:p>
          </table:table-cell>
          <table:table-cell table:formula="of:=SQRT(1/2*(([.C16]-[.$D16])^2+([.C17]-[.$D16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.802" calcext:value-type="float">
            <text:p>57,802</text:p>
          </table:table-cell>
          <table:table-cell table:formula="of:=([.C17]+[.C18])/2" office:value-type="float" office:value="56.6205" calcext:value-type="float">
            <text:p>56,6205</text:p>
          </table:table-cell>
          <table:table-cell table:formula="of:=SQRT(1/2*(([.C17]-[.$D17])^2+([.C18]-[.$D17])^2))" office:value-type="float" office:value="1.1815" calcext:value-type="float">
            <text:p>1,1815</text:p>
          </table:table-cell>
          <table:table-cell/>
          <table:table-cell table:formula="of:=[.D17]" office:value-type="float" office:value="56.6205" calcext:value-type="float">
            <text:p>56,6205</text:p>
          </table:table-cell>
          <table:table-cell table:formula="of:=[.E17]" office:value-type="float" office:value="1.1815" calcext:value-type="float">
            <text:p>1,1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.439" calcext:value-type="float">
            <text:p>55,439</text:p>
          </table:table-cell>
          <table:table-cell office:value-type="string" calcext:value-type="string">
            <text:p>__</text:p>
          </table:table-cell>
          <table:table-cell table:formula="of:=SQRT(1/2*(([.C18]-[.$D18])^2+([.C19]-[.$D18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6.671" calcext:value-type="float">
            <text:p>86,671</text:p>
          </table:table-cell>
          <table:table-cell table:formula="of:=([.C19]+[.C20])/2" office:value-type="float" office:value="86.195" calcext:value-type="float">
            <text:p>86,195</text:p>
          </table:table-cell>
          <table:table-cell table:formula="of:=SQRT(1/2*(([.C19]-[.$D19])^2+([.C20]-[.$D19])^2))" office:value-type="float" office:value="0.476000000000006" calcext:value-type="float">
            <text:p>0,4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5.719" calcext:value-type="float">
            <text:p>85,719</text:p>
          </table:table-cell>
          <table:table-cell office:value-type="string" calcext:value-type="string">
            <text:p>__</text:p>
          </table:table-cell>
          <table:table-cell table:formula="of:=SQRT(1/2*(([.C20]-[.$D20])^2+([.C21]-[.$D20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13" calcext:value-type="float">
            <text:p>13</text:p>
          </table:table-cell>
          <table:table-cell office:value-type="float" office:value="105.894" calcext:value-type="float">
            <text:p>105,894</text:p>
          </table:table-cell>
          <table:table-cell table:formula="of:=([.C21]+[.C22])/2" office:value-type="float" office:value="105.4835" calcext:value-type="float">
            <text:p>105,4835</text:p>
          </table:table-cell>
          <table:table-cell table:formula="of:=SQRT(1/2*(([.C21]-[.$D21])^2+([.C22]-[.$D21])^2))" office:value-type="float" office:value="0.410500000000006" calcext:value-type="float">
            <text:p>0,4105</text:p>
          </table:table-cell>
          <table:table-cell/>
          <table:table-cell table:formula="of:=([.D21]/([.E21]^2)+[.D25]/([.E25])^2)/(1/[.E21]^2+1/[.E25]^2)" office:value-type="float" office:value="104.607413072006" calcext:value-type="float">
            <text:p>104,607413072</text:p>
          </table:table-cell>
          <table:table-cell table:formula="of:=SQRT(1/(1/[.E21]^2+1/[.E25]^2))" office:value-type="float" office:value="0.347909350947265" calcext:value-type="float">
            <text:p>0,3479093509</text:p>
          </table:table-cell>
          <table:table-cell table:formula="of:=[.G23]/[.G21]" office:value-type="float" office:value="0.550372084628168" calcext:value-type="float">
            <text:p>0,5503720846</text:p>
          </table:table-cell>
          <table:table-cell table:formula="of:=SQRT((1/[.G21])^2*[.H21]^2+[.G23]^2/([.G21]^4)*[.H23]^2)" office:value-type="float" office:value="0.00336971809874292" calcext:value-type="float">
            <text:p>0,00336971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5.073" calcext:value-type="float">
            <text:p>105,073</text:p>
          </table:table-cell>
          <table:table-cell office:value-type="string" calcext:value-type="string">
            <text:p>__</text:p>
          </table:table-cell>
          <table:table-cell table:formula="of:=SQRT(1/2*(([.C22]-[.$D22])^2+([.C23]-[.$D22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7.47" calcext:value-type="float">
            <text:p>57,47</text:p>
          </table:table-cell>
          <table:table-cell table:formula="of:=([.C23]+[.C24])/2" office:value-type="float" office:value="57.573" calcext:value-type="float">
            <text:p>57,573</text:p>
          </table:table-cell>
          <table:table-cell table:formula="of:=SQRT(1/2*(([.C23]-[.$D23])^2+([.C24]-[.$D23])^2))" office:value-type="float" office:value="0.103000000000002" calcext:value-type="float">
            <text:p>0,103</text:p>
          </table:table-cell>
          <table:table-cell/>
          <table:table-cell table:formula="of:=[.D23]" office:value-type="float" office:value="57.573" calcext:value-type="float">
            <text:p>57,573</text:p>
          </table:table-cell>
          <table:table-cell table:formula="of:=[.E23]" office:value-type="float" office:value="0.103000000000002" calcext:value-type="float">
            <text:p>0,1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7.676" calcext:value-type="float">
            <text:p>57,676</text:p>
          </table:table-cell>
          <table:table-cell office:value-type="string" calcext:value-type="string">
            <text:p>__</text:p>
          </table:table-cell>
          <table:table-cell table:formula="of:=SQRT(1/2*(([.C24]-[.$D24])^2+([.C25]-[.$D24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3.029" calcext:value-type="float">
            <text:p>103,029</text:p>
          </table:table-cell>
          <table:table-cell table:formula="of:=([.C25]+[.C26])/2" office:value-type="float" office:value="102.3735" calcext:value-type="float">
            <text:p>102,3735</text:p>
          </table:table-cell>
          <table:table-cell table:formula="of:=SQRT(1/2*(([.C25]-[.$D25])^2+([.C26]-[.$D25])^2))" office:value-type="float" office:value="0.655499999999996" calcext:value-type="float">
            <text:p>0,65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1.718" calcext:value-type="float">
            <text:p>101,718</text:p>
          </table:table-cell>
          <table:table-cell office:value-type="string" calcext:value-type="string">
            <text:p>__</text:p>
          </table:table-cell>
          <table:table-cell table:formula="of:=SQRT(1/2*(([.C26]-[.$D26])^2+([.C27]-[.$D26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19" calcext:value-type="float">
            <text:p>19</text:p>
          </table:table-cell>
          <table:table-cell office:value-type="float" office:value="96.239" calcext:value-type="float">
            <text:p>96,239</text:p>
          </table:table-cell>
          <table:table-cell table:formula="of:=([.C27]+[.C28])/2" office:value-type="float" office:value="95.9515" calcext:value-type="float">
            <text:p>95,9515</text:p>
          </table:table-cell>
          <table:table-cell table:formula="of:=SQRT(1/2*(([.C27]-[.$D27])^2+([.C28]-[.$D27])^2))" office:value-type="float" office:value="0.287500000000001" calcext:value-type="float">
            <text:p>0,2875</text:p>
          </table:table-cell>
          <table:table-cell/>
          <table:table-cell table:formula="of:=([.D27]/([.E27]^2)+[.D31]/([.E31])^2)/(1/[.E27]^2+1/[.E31]^2)" office:value-type="float" office:value="95.1429100621689" calcext:value-type="float">
            <text:p>95,1429100622</text:p>
          </table:table-cell>
          <table:table-cell table:formula="of:=SQRT(1/(1/[.E27]^2+1/[.E31]^2))" office:value-type="float" office:value="0.206570083548845" calcext:value-type="float">
            <text:p>0,2065700835</text:p>
          </table:table-cell>
          <table:table-cell table:formula="of:=[.G29]/[.G27]" office:value-type="float" office:value="0.410456228157016" calcext:value-type="float">
            <text:p>0,4104562282</text:p>
          </table:table-cell>
          <table:table-cell table:formula="of:=SQRT((1/[.G27])^2*[.H27]^2+[.G29]^2/([.G27]^4)*[.H29]^2)" office:value-type="float" office:value="0.00238894216012644" calcext:value-type="float">
            <text:p>0,00238894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5.664" calcext:value-type="float">
            <text:p>95,664</text:p>
          </table:table-cell>
          <table:table-cell office:value-type="string" calcext:value-type="string">
            <text:p>__</text:p>
          </table:table-cell>
          <table:table-cell table:formula="of:=SQRT(1/2*(([.C28]-[.$D28])^2+([.C29]-[.$D28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8.821" calcext:value-type="float">
            <text:p>38,821</text:p>
          </table:table-cell>
          <table:table-cell table:formula="of:=([.C29]+[.C30])/2" office:value-type="float" office:value="39.052" calcext:value-type="float">
            <text:p>39,052</text:p>
          </table:table-cell>
          <table:table-cell table:formula="of:=SQRT(1/2*(([.C29]-[.$D29])^2+([.C30]-[.$D29])^2))" office:value-type="float" office:value="0.231000000000002" calcext:value-type="float">
            <text:p>0,231</text:p>
          </table:table-cell>
          <table:table-cell/>
          <table:table-cell table:formula="of:=[.D29]" office:value-type="float" office:value="39.052" calcext:value-type="float">
            <text:p>39,052</text:p>
          </table:table-cell>
          <table:table-cell table:formula="of:=[.E29]" office:value-type="float" office:value="0.231000000000002" calcext:value-type="float">
            <text:p>0,2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9.283" calcext:value-type="float">
            <text:p>39,283</text:p>
          </table:table-cell>
          <table:table-cell office:value-type="string" calcext:value-type="string">
            <text:p>__</text:p>
          </table:table-cell>
          <table:table-cell table:formula="of:=SQRT(1/2*(([.C30]-[.$D30])^2+([.C31]-[.$D30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4.577" calcext:value-type="float">
            <text:p>94,577</text:p>
          </table:table-cell>
          <table:table-cell table:formula="of:=([.C31]+[.C32])/2" office:value-type="float" office:value="94.28" calcext:value-type="float">
            <text:p>94,28</text:p>
          </table:table-cell>
          <table:table-cell table:formula="of:=SQRT(1/2*(([.C31]-[.$D31])^2+([.C32]-[.$D31])^2))" office:value-type="float" office:value="0.296999999999997" calcext:value-type="float">
            <text:p>0,29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3.983" calcext:value-type="float">
            <text:p>93,983</text:p>
          </table:table-cell>
          <table:table-cell office:value-type="string" calcext:value-type="string">
            <text:p>__</text:p>
          </table:table-cell>
          <table:table-cell table:formula="of:=SQRT(1/2*(([.C32]-[.$D32])^2+([.C33]-[.$D32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11.72" calcext:value-type="float">
            <text:p>11,72</text:p>
          </table:table-cell>
          <table:table-cell office:value-type="float" office:value="1" calcext:value-type="float">
            <text:p>1</text:p>
          </table:table-cell>
          <table:table-cell office:value-type="float" office:value="101.114" calcext:value-type="float">
            <text:p>101,114</text:p>
          </table:table-cell>
          <table:table-cell table:formula="of:=([.C33]+[.C34])/2" office:value-type="float" office:value="100.955" calcext:value-type="float">
            <text:p>100,955</text:p>
          </table:table-cell>
          <table:table-cell table:formula="of:=SQRT(1/2*(([.C33]-[.$D33])^2+([.C34]-[.$D33])^2))" office:value-type="float" office:value="0.158999999999999" calcext:value-type="float">
            <text:p>0,159</text:p>
          </table:table-cell>
          <table:table-cell/>
          <table:table-cell table:formula="of:=([.D33]/([.E33]^2)+[.D37]/([.E37])^2)/(1/[.E33]^2+1/[.E37]^2)" office:value-type="float" office:value="101.211989834665" calcext:value-type="float">
            <text:p>101,2119898347</text:p>
          </table:table-cell>
          <table:table-cell table:formula="of:=SQRT(1/(1/[.E33]^2+1/[.E37]^2))" office:value-type="float" office:value="0.000999980222885719" calcext:value-type="float">
            <text:p>0,0009999802</text:p>
          </table:table-cell>
          <table:table-cell table:formula="of:=[.G35]/[.G33]" office:value-type="float" office:value="0.463378894897855" calcext:value-type="float">
            <text:p>0,4633788949</text:p>
          </table:table-cell>
          <table:table-cell table:formula="of:=SQRT((1/[.G33])^2*[.H33]^2+[.G35]^2/([.G33]^4)*[.H35]^2)" office:value-type="float" office:value="0.00371988220666648" calcext:value-type="float">
            <text:p>0,00371988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.796" calcext:value-type="float">
            <text:p>100,796</text:p>
          </table:table-cell>
          <table:table-cell office:value-type="string" calcext:value-type="string">
            <text:p>__</text:p>
          </table:table-cell>
          <table:table-cell table:formula="of:=SQRT(1/2*(([.C34]-[.$D34])^2+([.C35]-[.$D34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.087" calcext:value-type="float">
            <text:p>46,087</text:p>
          </table:table-cell>
          <table:table-cell table:formula="of:=([.C35]+[.C36])/2" office:value-type="float" office:value="46.8995" calcext:value-type="float">
            <text:p>46,8995</text:p>
          </table:table-cell>
          <table:table-cell table:formula="of:=SQRT(1/2*(([.C35]-[.$D35])^2+([.C36]-[.$D35])^2))" office:value-type="float" office:value="0.8125" calcext:value-type="float">
            <text:p>0,8125</text:p>
          </table:table-cell>
          <table:table-cell/>
          <table:table-cell table:formula="of:=[.D35]" office:value-type="float" office:value="46.8995" calcext:value-type="float">
            <text:p>46,8995</text:p>
          </table:table-cell>
          <table:table-cell table:formula="of:=[.E35]" office:value-type="float" office:value="0.8125" calcext:value-type="float">
            <text:p>0,8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7.712" calcext:value-type="float">
            <text:p>47,712</text:p>
          </table:table-cell>
          <table:table-cell office:value-type="string" calcext:value-type="string">
            <text:p>__</text:p>
          </table:table-cell>
          <table:table-cell table:formula="of:=SQRT(1/2*(([.C36]-[.$D36])^2+([.C37]-[.$D36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.213" calcext:value-type="float">
            <text:p>101,213</text:p>
          </table:table-cell>
          <table:table-cell table:formula="of:=([.C37]+[.C38])/2" office:value-type="float" office:value="101.212" calcext:value-type="float">
            <text:p>101,212</text:p>
          </table:table-cell>
          <table:table-cell table:formula="of:=SQRT(1/2*(([.C37]-[.$D37])^2+([.C38]-[.$D37])^2))" office:value-type="float" office:value="0.000999999999997669" calcext:value-type="float">
            <text:p>0,0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1.211" calcext:value-type="float">
            <text:p>101,211</text:p>
          </table:table-cell>
          <table:table-cell office:value-type="string" calcext:value-type="string">
            <text:p>__</text:p>
          </table:table-cell>
          <table:table-cell table:formula="of:=SQRT(1/2*(([.C38]-[.$D38])^2+([.C39]-[.$D38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1" calcext:value-type="float">
            <text:p>1</text:p>
          </table:table-cell>
          <table:table-cell office:value-type="float" office:value="79.239" calcext:value-type="float">
            <text:p>79,239</text:p>
          </table:table-cell>
          <table:table-cell table:formula="of:=([.C39]+[.C40])/2" office:value-type="float" office:value="79.606" calcext:value-type="float">
            <text:p>79,606</text:p>
          </table:table-cell>
          <table:table-cell table:formula="of:=SQRT(1/2*(([.C39]-[.$D39])^2+([.C40]-[.$D39])^2))" office:value-type="float" office:value="0.366999999999997" calcext:value-type="float">
            <text:p>0,367</text:p>
          </table:table-cell>
          <table:table-cell/>
          <table:table-cell table:formula="of:=([.D39]/([.E39]^2)+[.D43]/([.E43])^2)/(1/[.E39]^2+1/[.E43]^2)" office:value-type="float" office:value="77.5954261842351" calcext:value-type="float">
            <text:p>77,5954261842</text:p>
          </table:table-cell>
          <table:table-cell table:formula="of:=SQRT(1/(1/[.E39]^2+1/[.E43]^2))" office:value-type="float" office:value="0.196404306420801" calcext:value-type="float">
            <text:p>0,1964043064</text:p>
          </table:table-cell>
          <table:table-cell table:formula="of:=[.G41]/[.G39]" office:value-type="float" office:value="0.362469817914529" calcext:value-type="float">
            <text:p>0,3624698179</text:p>
          </table:table-cell>
          <table:table-cell table:formula="of:=SQRT((1/[.G39])^2*[.H39]^2+[.G41]^2/([.G39]^4)*[.H41]^2)" office:value-type="float" office:value="0.00267762670200141" calcext:value-type="float">
            <text:p>0,0026776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9.973" calcext:value-type="float">
            <text:p>79,973</text:p>
          </table:table-cell>
          <table:table-cell office:value-type="string" calcext:value-type="string">
            <text:p>__</text:p>
          </table:table-cell>
          <table:table-cell table:formula="of:=SQRT(1/2*(([.C40]-[.$D40])^2+([.C41]-[.$D40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.313" calcext:value-type="float">
            <text:p>28,313</text:p>
          </table:table-cell>
          <table:table-cell table:formula="of:=([.C41]+[.C42])/2" office:value-type="float" office:value="28.126" calcext:value-type="float">
            <text:p>28,126</text:p>
          </table:table-cell>
          <table:table-cell table:formula="of:=SQRT(1/2*(([.C41]-[.$D41])^2+([.C42]-[.$D41])^2))" office:value-type="float" office:value="0.186999999999999" calcext:value-type="float">
            <text:p>0,187</text:p>
          </table:table-cell>
          <table:table-cell/>
          <table:table-cell table:formula="of:=[.D41]" office:value-type="float" office:value="28.126" calcext:value-type="float">
            <text:p>28,126</text:p>
          </table:table-cell>
          <table:table-cell table:formula="of:=[.E41]" office:value-type="float" office:value="0.186999999999999" calcext:value-type="float">
            <text:p>0,1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.939" calcext:value-type="float">
            <text:p>27,939</text:p>
          </table:table-cell>
          <table:table-cell office:value-type="string" calcext:value-type="string">
            <text:p>__</text:p>
          </table:table-cell>
          <table:table-cell table:formula="of:=SQRT(1/2*(([.C42]-[.$D42])^2+([.C43]-[.$D42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.021" calcext:value-type="float">
            <text:p>77,021</text:p>
          </table:table-cell>
          <table:table-cell table:formula="of:=([.C43]+[.C44])/2" office:value-type="float" office:value="76.7885" calcext:value-type="float">
            <text:p>76,7885</text:p>
          </table:table-cell>
          <table:table-cell table:formula="of:=SQRT(1/2*(([.C43]-[.$D43])^2+([.C44]-[.$D43])^2))" office:value-type="float" office:value="0.232500000000002" calcext:value-type="float">
            <text:p>0,23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556" calcext:value-type="float">
            <text:p>76,556</text:p>
          </table:table-cell>
          <table:table-cell office:value-type="string" calcext:value-type="string">
            <text:p>__</text:p>
          </table:table-cell>
          <table:table-cell table:formula="of:=SQRT(1/2*(([.C44]-[.$D44])^2+([.C45]-[.$D44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1" calcext:value-type="float">
            <text:p>1</text:p>
          </table:table-cell>
          <table:table-cell office:value-type="float" office:value="79.239" calcext:value-type="float">
            <text:p>79,239</text:p>
          </table:table-cell>
          <table:table-cell table:formula="of:=([.C45]+[.C46])/2" office:value-type="float" office:value="79.606" calcext:value-type="float">
            <text:p>79,606</text:p>
          </table:table-cell>
          <table:table-cell table:formula="of:=SQRT(1/2*(([.C45]-[.$D45])^2+([.C46]-[.$D45])^2))" office:value-type="float" office:value="0.366999999999997" calcext:value-type="float">
            <text:p>0,367</text:p>
          </table:table-cell>
          <table:table-cell/>
          <table:table-cell table:formula="of:=([.D45]/([.E45]^2)+[.D49]/([.E49])^2)/(1/[.E45]^2+1/[.E49]^2)" office:value-type="float" office:value="77.5954261842351" calcext:value-type="float">
            <text:p>77,5954261842</text:p>
          </table:table-cell>
          <table:table-cell table:formula="of:=SQRT(1/(1/[.E45]^2+1/[.E49]^2))" office:value-type="float" office:value="0.196404306420801" calcext:value-type="float">
            <text:p>0,1964043064</text:p>
          </table:table-cell>
          <table:table-cell table:formula="of:=[.G47]/[.G45]" office:value-type="float" office:value="0.362469817914529" calcext:value-type="float">
            <text:p>0,3624698179</text:p>
          </table:table-cell>
          <table:table-cell table:formula="of:=SQRT((1/[.G45])^2*[.H45]^2+[.G47]^2/([.G45]^4)*[.H47]^2)" office:value-type="float" office:value="0.00267762670200141" calcext:value-type="float">
            <text:p>0,0026776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9.973" calcext:value-type="float">
            <text:p>79,973</text:p>
          </table:table-cell>
          <table:table-cell office:value-type="string" calcext:value-type="string">
            <text:p>__</text:p>
          </table:table-cell>
          <table:table-cell table:formula="of:=SQRT(1/2*(([.C46]-[.$D46])^2+([.C47]-[.$D46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.313" calcext:value-type="float">
            <text:p>28,313</text:p>
          </table:table-cell>
          <table:table-cell table:formula="of:=([.C47]+[.C48])/2" office:value-type="float" office:value="28.126" calcext:value-type="float">
            <text:p>28,126</text:p>
          </table:table-cell>
          <table:table-cell table:formula="of:=SQRT(1/2*(([.C47]-[.$D47])^2+([.C48]-[.$D47])^2))" office:value-type="float" office:value="0.186999999999999" calcext:value-type="float">
            <text:p>0,187</text:p>
          </table:table-cell>
          <table:table-cell/>
          <table:table-cell table:formula="of:=[.D47]" office:value-type="float" office:value="28.126" calcext:value-type="float">
            <text:p>28,126</text:p>
          </table:table-cell>
          <table:table-cell table:formula="of:=[.E47]" office:value-type="float" office:value="0.186999999999999" calcext:value-type="float">
            <text:p>0,1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.939" calcext:value-type="float">
            <text:p>27,939</text:p>
          </table:table-cell>
          <table:table-cell office:value-type="string" calcext:value-type="string">
            <text:p>__</text:p>
          </table:table-cell>
          <table:table-cell table:formula="of:=SQRT(1/2*(([.C48]-[.$D48])^2+([.C49]-[.$D48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.021" calcext:value-type="float">
            <text:p>77,021</text:p>
          </table:table-cell>
          <table:table-cell table:formula="of:=([.C49]+[.C50])/2" office:value-type="float" office:value="76.7885" calcext:value-type="float">
            <text:p>76,7885</text:p>
          </table:table-cell>
          <table:table-cell table:formula="of:=SQRT(1/2*(([.C49]-[.$D49])^2+([.C50]-[.$D49])^2))" office:value-type="float" office:value="0.232500000000002" calcext:value-type="float">
            <text:p>0,23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6.556" calcext:value-type="float">
            <text:p>76,556</text:p>
          </table:table-cell>
          <table:table-cell office:value-type="string" calcext:value-type="string">
            <text:p>__</text:p>
          </table:table-cell>
          <table:table-cell table:formula="of:=SQRT(1/2*(([.C50]-[.$D50])^2+([.C51]-[.$D50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17.67" calcext:value-type="float">
            <text:p>17,67</text:p>
          </table:table-cell>
          <table:table-cell office:value-type="float" office:value="1" calcext:value-type="float">
            <text:p>1</text:p>
          </table:table-cell>
          <table:table-cell office:value-type="float" office:value="89.108" calcext:value-type="float">
            <text:p>89,108</text:p>
          </table:table-cell>
          <table:table-cell table:formula="of:=([.C51]+[.C52])/2" office:value-type="float" office:value="88.9535" calcext:value-type="float">
            <text:p>88,9535</text:p>
          </table:table-cell>
          <table:table-cell table:formula="of:=SQRT(1/2*(([.C51]-[.$D51])^2+([.C52]-[.$D51])^2))" office:value-type="float" office:value="0.154499999999999" calcext:value-type="float">
            <text:p>0,1545</text:p>
          </table:table-cell>
          <table:table-cell/>
          <table:table-cell table:formula="of:=([.D51]/([.E51]^2)+[.D55]/([.E55])^2)/(1/[.E51]^2+1/[.E55]^2)" office:value-type="float" office:value="88.8775026738304" calcext:value-type="float">
            <text:p>88,8775026738</text:p>
          </table:table-cell>
          <table:table-cell table:formula="of:=SQRT(1/(1/[.E51]^2+1/[.E55]^2))" office:value-type="float" office:value="0.148591571624862" calcext:value-type="float">
            <text:p>0,1485915716</text:p>
          </table:table-cell>
          <table:table-cell table:formula="of:=[.G53]/[.G51]" office:value-type="float" office:value="0.263953186062096" calcext:value-type="float">
            <text:p>0,2639531861</text:p>
          </table:table-cell>
          <table:table-cell table:formula="of:=SQRT((1/[.G51])^2*[.H51]^2+[.G53]^2/([.G51]^4)*[.H53]^2)" office:value-type="float" office:value="0.00168929924506286" calcext:value-type="float">
            <text:p>0,0016892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.799" calcext:value-type="float">
            <text:p>88,799</text:p>
          </table:table-cell>
          <table:table-cell office:value-type="string" calcext:value-type="string">
            <text:p>__</text:p>
          </table:table-cell>
          <table:table-cell table:formula="of:=SQRT(1/2*(([.C52]-[.$D52])^2+([.C53]-[.$D52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541" calcext:value-type="float">
            <text:p>23,541</text:p>
          </table:table-cell>
          <table:table-cell table:formula="of:=([.C53]+[.C54])/2" office:value-type="float" office:value="23.4595" calcext:value-type="float">
            <text:p>23,4595</text:p>
          </table:table-cell>
          <table:table-cell table:formula="of:=SQRT(1/2*(([.C53]-[.$D53])^2+([.C54]-[.$D53])^2))" office:value-type="float" office:value="0.0815000000000001" calcext:value-type="float">
            <text:p>0,0815</text:p>
          </table:table-cell>
          <table:table-cell/>
          <table:table-cell table:formula="of:=[.D53]" office:value-type="float" office:value="23.4595" calcext:value-type="float">
            <text:p>23,4595</text:p>
          </table:table-cell>
          <table:table-cell table:formula="of:=[.E53]" office:value-type="float" office:value="0.0815000000000001" calcext:value-type="float">
            <text:p>0,08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.378" calcext:value-type="float">
            <text:p>23,378</text:p>
          </table:table-cell>
          <table:table-cell office:value-type="string" calcext:value-type="string">
            <text:p>__</text:p>
          </table:table-cell>
          <table:table-cell table:formula="of:=SQRT(1/2*(([.C54]-[.$D54])^2+([.C55]-[.$D54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8.483" calcext:value-type="float">
            <text:p>88,483</text:p>
          </table:table-cell>
          <table:table-cell table:formula="of:=([.C55]+[.C56])/2" office:value-type="float" office:value="87.9405" calcext:value-type="float">
            <text:p>87,9405</text:p>
          </table:table-cell>
          <table:table-cell table:formula="of:=SQRT(1/2*(([.C55]-[.$D55])^2+([.C56]-[.$D55])^2))" office:value-type="float" office:value="0.542500000000004" calcext:value-type="float">
            <text:p>0,54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7.398" calcext:value-type="float">
            <text:p>87,398</text:p>
          </table:table-cell>
          <table:table-cell office:value-type="string" calcext:value-type="string">
            <text:p>__</text:p>
          </table:table-cell>
          <table:table-cell table:formula="of:=SQRT(1/2*(([.C56]-[.$D56])^2+([.C57]-[.$D56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7.968" calcext:value-type="float">
            <text:p>87,968</text:p>
          </table:table-cell>
          <table:table-cell table:formula="of:=([.C57]+[.C58])/2" office:value-type="float" office:value="87.794" calcext:value-type="float">
            <text:p>87,794</text:p>
          </table:table-cell>
          <table:table-cell table:formula="of:=SQRT(1/2*(([.C57]-[.$D57])^2+([.C58]-[.$D57])^2))" office:value-type="float" office:value="0.174" calcext:value-type="float">
            <text:p>0,174</text:p>
          </table:table-cell>
          <table:table-cell/>
          <table:table-cell table:formula="of:=([.D57]/([.E57]^2)+[.D61]/([.E61])^2)/(1/[.E57]^2+1/[.E61]^2)" office:value-type="float" office:value="87.2542636215286" calcext:value-type="float">
            <text:p>87,2542636215</text:p>
          </table:table-cell>
          <table:table-cell table:formula="of:=SQRT(1/(1/[.E57]^2+1/[.E61]^2))" office:value-type="float" office:value="0.128779997397505" calcext:value-type="float">
            <text:p>0,1287799974</text:p>
          </table:table-cell>
          <table:table-cell table:formula="of:=[.G59]/[.G57]" office:value-type="float" office:value="0.229948648550047" calcext:value-type="float">
            <text:p>0,2299486486</text:p>
          </table:table-cell>
          <table:table-cell table:formula="of:=SQRT((1/[.G57])^2*[.H57]^2+[.G59]^2/([.G57]^4)*[.H59]^2)" office:value-type="float" office:value="0.00148675621816059" calcext:value-type="float">
            <text:p>0,0014867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7.62" calcext:value-type="float">
            <text:p>87,62</text:p>
          </table:table-cell>
          <table:table-cell office:value-type="string" calcext:value-type="string">
            <text:p>__</text:p>
          </table:table-cell>
          <table:table-cell table:formula="of:=SQRT(1/2*(([.C58]-[.$D58])^2+([.C59]-[.$D58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.996" calcext:value-type="float">
            <text:p>19,996</text:p>
          </table:table-cell>
          <table:table-cell table:formula="of:=([.C59]+[.C60])/2" office:value-type="float" office:value="20.064" calcext:value-type="float">
            <text:p>20,064</text:p>
          </table:table-cell>
          <table:table-cell table:formula="of:=SQRT(1/2*(([.C59]-[.$D59])^2+([.C60]-[.$D59])^2))" office:value-type="float" office:value="0.0680000000000014" calcext:value-type="float">
            <text:p>0,068</text:p>
          </table:table-cell>
          <table:table-cell/>
          <table:table-cell table:formula="of:=[.D59]" office:value-type="float" office:value="20.064" calcext:value-type="float">
            <text:p>20,064</text:p>
          </table:table-cell>
          <table:table-cell table:formula="of:=[.E59]" office:value-type="float" office:value="0.0680000000000014" calcext:value-type="float">
            <text:p>0,0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.132" calcext:value-type="float">
            <text:p>20,132</text:p>
          </table:table-cell>
          <table:table-cell office:value-type="string" calcext:value-type="string">
            <text:p>__</text:p>
          </table:table-cell>
          <table:table-cell table:formula="of:=SQRT(1/2*(([.C60]-[.$D60])^2+([.C61]-[.$D60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6.409" calcext:value-type="float">
            <text:p>86,409</text:p>
          </table:table-cell>
          <table:table-cell table:formula="of:=([.C61]+[.C62])/2" office:value-type="float" office:value="86.6005" calcext:value-type="float">
            <text:p>86,6005</text:p>
          </table:table-cell>
          <table:table-cell table:formula="of:=SQRT(1/2*(([.C61]-[.$D61])^2+([.C62]-[.$D61])^2))" office:value-type="float" office:value="0.191499999999998" calcext:value-type="float">
            <text:p>0,19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6.792" calcext:value-type="float">
            <text:p>86,792</text:p>
          </table:table-cell>
          <table:table-cell office:value-type="string" calcext:value-type="string">
            <text:p>__</text:p>
          </table:table-cell>
          <table:table-cell table:formula="of:=SQRT(1/2*(([.C62]-[.$D62])^2+([.C63]-[.$D62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25.55" calcext:value-type="float">
            <text:p>25,55</text:p>
          </table:table-cell>
          <table:table-cell office:value-type="float" office:value="1" calcext:value-type="float">
            <text:p>1</text:p>
          </table:table-cell>
          <table:table-cell office:value-type="float" office:value="96.252" calcext:value-type="float">
            <text:p>96,252</text:p>
          </table:table-cell>
          <table:table-cell table:formula="of:=([.C63]+[.C64])/2" office:value-type="float" office:value="95.7075" calcext:value-type="float">
            <text:p>95,7075</text:p>
          </table:table-cell>
          <table:table-cell table:formula="of:=SQRT(1/2*(([.C63]-[.$D63])^2+([.C64]-[.$D63])^2))" office:value-type="float" office:value="0.544499999999999" calcext:value-type="float">
            <text:p>0,5445</text:p>
          </table:table-cell>
          <table:table-cell/>
          <table:table-cell table:formula="of:=([.D63]/([.E63]^2)+[.D67]/([.E67])^2)/(1/[.E63]^2+1/[.E67]^2)" office:value-type="float" office:value="94.2173517694249" calcext:value-type="float">
            <text:p>94,2173517694</text:p>
          </table:table-cell>
          <table:table-cell table:formula="of:=SQRT(1/(1/[.E63]^2+1/[.E67]^2))" office:value-type="float" office:value="0.209128021105935" calcext:value-type="float">
            <text:p>0,2091280211</text:p>
          </table:table-cell>
          <table:table-cell table:formula="of:=[.G65]/[.G63]" office:value-type="float" office:value="0.258975650894045" calcext:value-type="float">
            <text:p>0,2589756509</text:p>
          </table:table-cell>
          <table:table-cell table:formula="of:=SQRT((1/[.G63])^2*[.H63]^2+[.G65]^2/([.G63]^4)*[.H65]^2)" office:value-type="float" office:value="0.00222292634497035" calcext:value-type="float">
            <text:p>0,00222292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5.163" calcext:value-type="float">
            <text:p>95,163</text:p>
          </table:table-cell>
          <table:table-cell office:value-type="string" calcext:value-type="string">
            <text:p>__</text:p>
          </table:table-cell>
          <table:table-cell table:formula="of:=SQRT(1/2*(([.C64]-[.$D64])^2+([.C65]-[.$D64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.444" calcext:value-type="float">
            <text:p>24,444</text:p>
          </table:table-cell>
          <table:table-cell table:formula="of:=([.C65]+[.C66])/2" office:value-type="float" office:value="24.4" calcext:value-type="float">
            <text:p>24,4</text:p>
          </table:table-cell>
          <table:table-cell table:formula="of:=SQRT(1/2*(([.C65]-[.$D65])^2+([.C66]-[.$D65])^2))" office:value-type="float" office:value="0.0439999999999987" calcext:value-type="float">
            <text:p>0,044</text:p>
          </table:table-cell>
          <table:table-cell/>
          <table:table-cell table:formula="of:=[.D65]" office:value-type="float" office:value="24.4" calcext:value-type="float">
            <text:p>24,4</text:p>
          </table:table-cell>
          <table:table-cell table:formula="of:=[.E65]" office:value-type="float" office:value="0.0439999999999987" calcext:value-type="float">
            <text:p>0,0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.356" calcext:value-type="float">
            <text:p>24,356</text:p>
          </table:table-cell>
          <table:table-cell office:value-type="string" calcext:value-type="string">
            <text:p>__</text:p>
          </table:table-cell>
          <table:table-cell table:formula="of:=SQRT(1/2*(([.C66]-[.$D66])^2+([.C67]-[.$D66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4.186" calcext:value-type="float">
            <text:p>94,186</text:p>
          </table:table-cell>
          <table:table-cell table:formula="of:=([.C67]+[.C68])/2" office:value-type="float" office:value="93.9595" calcext:value-type="float">
            <text:p>93,9595</text:p>
          </table:table-cell>
          <table:table-cell table:formula="of:=SQRT(1/2*(([.C67]-[.$D67])^2+([.C68]-[.$D67])^2))" office:value-type="float" office:value="0.226500000000001" calcext:value-type="float">
            <text:p>0,22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.733" calcext:value-type="float">
            <text:p>93,733</text:p>
          </table:table-cell>
          <table:table-cell office:value-type="string" calcext:value-type="string">
            <text:p>__</text:p>
          </table:table-cell>
          <table:table-cell table:formula="of:=SQRT(1/2*(([.C68]-[.$D68])^2+([.C69]-[.$D68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1" calcext:value-type="float">
            <text:p>1</text:p>
          </table:table-cell>
          <table:table-cell office:value-type="float" office:value="87.864" calcext:value-type="float">
            <text:p>87,864</text:p>
          </table:table-cell>
          <table:table-cell table:formula="of:=([.C69]+[.C70])/2" office:value-type="float" office:value="87.3045" calcext:value-type="float">
            <text:p>87,3045</text:p>
          </table:table-cell>
          <table:table-cell table:formula="of:=SQRT(1/2*(([.C69]-[.$D69])^2+([.C70]-[.$D69])^2))" office:value-type="float" office:value="0.5595" calcext:value-type="float">
            <text:p>0,5595</text:p>
          </table:table-cell>
          <table:table-cell/>
          <table:table-cell table:formula="of:=([.D69]/([.E69]^2)+[.D73]/([.E73])^2)/(1/[.E69]^2+1/[.E73]^2)" office:value-type="float" office:value="86.0820399054565" calcext:value-type="float">
            <text:p>86,0820399055</text:p>
          </table:table-cell>
          <table:table-cell table:formula="of:=SQRT(1/(1/[.E69]^2+1/[.E73]^2))" office:value-type="float" office:value="0.139909239832141" calcext:value-type="float">
            <text:p>0,1399092398</text:p>
          </table:table-cell>
          <table:table-cell table:formula="of:=[.G71]/[.G69]" office:value-type="float" office:value="0.257922558810001" calcext:value-type="float">
            <text:p>0,2579225588</text:p>
          </table:table-cell>
          <table:table-cell table:formula="of:=SQRT((1/[.G69])^2*[.H69]^2+[.G71]^2/([.G69]^4)*[.H71]^2)" office:value-type="float" office:value="0.00162723947306732" calcext:value-type="float">
            <text:p>0,00162723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6.745" calcext:value-type="float">
            <text:p>86,745</text:p>
          </table:table-cell>
          <table:table-cell office:value-type="string" calcext:value-type="string">
            <text:p>__</text:p>
          </table:table-cell>
          <table:table-cell table:formula="of:=SQRT(1/2*(([.C70]-[.$D70])^2+([.C71]-[.$D70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.229" calcext:value-type="float">
            <text:p>22,229</text:p>
          </table:table-cell>
          <table:table-cell table:formula="of:=([.C71]+[.C72])/2" office:value-type="float" office:value="22.2025" calcext:value-type="float">
            <text:p>22,2025</text:p>
          </table:table-cell>
          <table:table-cell table:formula="of:=SQRT(1/2*(([.C71]-[.$D71])^2+([.C72]-[.$D71])^2))" office:value-type="float" office:value="0.0265000000000004" calcext:value-type="float">
            <text:p>0,0265</text:p>
          </table:table-cell>
          <table:table-cell/>
          <table:table-cell table:formula="of:=[.D71]" office:value-type="float" office:value="22.2025" calcext:value-type="float">
            <text:p>22,2025</text:p>
          </table:table-cell>
          <table:table-cell table:formula="of:=[.E71]" office:value-type="float" office:value="0.0265000000000004" calcext:value-type="float">
            <text:p>0,02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.176" calcext:value-type="float">
            <text:p>22,176</text:p>
          </table:table-cell>
          <table:table-cell office:value-type="string" calcext:value-type="string">
            <text:p>__</text:p>
          </table:table-cell>
          <table:table-cell table:formula="of:=SQRT(1/2*(([.C72]-[.$D72])^2+([.C73]-[.$D72])^2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6.145" calcext:value-type="float">
            <text:p>86,145</text:p>
          </table:table-cell>
          <table:table-cell table:formula="of:=([.C73]+[.C74])/2" office:value-type="float" office:value="86.0005" calcext:value-type="float">
            <text:p>86,0005</text:p>
          </table:table-cell>
          <table:table-cell table:formula="of:=SQRT(1/2*(([.C73]-[.$D73])^2+([.C74]-[.$D73])^2))" office:value-type="float" office:value="0.144500000000001" calcext:value-type="float">
            <text:p>0,1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5.856" calcext:value-type="float">
            <text:p>85,856</text:p>
          </table:table-cell>
          <table:table-cell office:value-type="string" calcext:value-type="string">
            <text:p>__</text:p>
          </table:table-cell>
          <table:table-cell table:formula="of:=SQRT(1/2*(([.C74]-[.$D74])^2+([.C75]-[.$D74])^2))" office:value-type="string" office:string-value="" calcext:value-type="error">
            <text:p>#VALUE!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z3r </meta:initial-creator>
    <meta:creation-date>2016-02-01T09:15:05.755996306</meta:creation-date>
    <dc:date>2016-02-01T14:20:00.989017804</dc:date>
    <dc:creator>Winz3r </dc:creator>
    <meta:editing-duration>PT4H17M24S</meta:editing-duration>
    <meta:editing-cycles>2</meta:editing-cycles>
    <meta:generator>LibreOffice/5.0.2.2$Linux_X86_64 LibreOffice_project/00m0$Build-2</meta:generator>
    <meta:document-statistic meta:table-count="1" meta:cell-count="416" meta:object-count="0"/>
  </office:meta>
</office:document-meta>
</file>